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672000004FBF1FA0F581F4A50B7.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FreeSans1" svg:font-family="FreeSans" style:font-family-generic="system" style:font-pitch="variable"/>
  </office:font-face-decls>
  <office:automatic-styles>
    <style:style style:name="Table1" style:family="table">
      <style:table-properties style:width="16.596cm" fo:margin-left="0cm" fo:break-before="auto" fo:break-after="auto" table:align="left" fo:keep-with-next="auto" style:may-break-between-rows="true" style:writing-mode="lr-tb" table:border-model="collapsing"/>
    </style:style>
    <style:style style:name="Table1.A" style:family="table-column">
      <style:table-column-properties style:column-width="8.248cm"/>
    </style:style>
    <style:style style:name="Table1.B" style:family="table-column">
      <style:table-column-properties style:column-width="4.124cm"/>
    </style:style>
    <style:style style:name="Table1.C" style:family="table-column">
      <style:table-column-properties style:column-width="4.225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9" style:family="paragraph" style:parent-style-name="Title">
      <style:text-properties fo:language="en" fo:country="US"/>
    </style:style>
    <style:style style:name="P10" style:family="paragraph" style:parent-style-name="Heading_20_1">
      <style:text-properties fo:language="en" fo:country="US"/>
    </style:style>
    <style:style style:name="P11" style:family="paragraph" style:parent-style-name="Heading_20_1">
      <style:text-properties fo:language="en" fo:country="US" officeooo:rsid="007f584d" officeooo:paragraph-rsid="007f584d"/>
    </style:style>
    <style:style style:name="P12" style:family="paragraph" style:parent-style-name="Heading_20_1">
      <style:text-properties fo:language="en" fo:country="US" officeooo:rsid="007fe324" officeooo:paragraph-rsid="007fe324"/>
    </style:style>
    <style:style style:name="P13" style:family="paragraph" style:parent-style-name="Heading_20_1">
      <style:text-properties fo:language="en" fo:country="US" officeooo:rsid="0084db31" officeooo:paragraph-rsid="0084db31"/>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5cc1f3" officeooo:paragraph-rsid="005cc1f3"/>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88169a" officeooo:paragraph-rsid="0088169a"/>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Heading_20_2">
      <style:text-properties fo:language="en" fo:country="US"/>
    </style:style>
    <style:style style:name="P22" style:family="paragraph" style:parent-style-name="Heading_20_2">
      <style:text-properties fo:language="en" fo:country="US" officeooo:paragraph-rsid="008371f5"/>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8d6157"/>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text-properties officeooo:rsid="00a77a8a" officeooo:paragraph-rsid="00a77a8a"/>
    </style:style>
    <style:style style:name="P27" style:family="paragraph" style:parent-style-name="Text_20_body">
      <style:text-properties fo:language="en" fo:country="US" officeooo:rsid="007f584d"/>
    </style:style>
    <style:style style:name="P28" style:family="paragraph" style:parent-style-name="Text_20_body" style:list-style-name="L3">
      <style:text-properties fo:language="en" fo:country="US" officeooo:rsid="007d69b8" officeooo:paragraph-rsid="007d69b8"/>
    </style:style>
    <style:style style:name="P29" style:family="paragraph" style:parent-style-name="Text_20_body" style:list-style-name="L3">
      <style:text-properties fo:language="en" fo:country="US" officeooo:rsid="007d69b8" officeooo:paragraph-rsid="00a5d668"/>
    </style:style>
    <style:style style:name="P30" style:family="paragraph" style:parent-style-name="Text_20_body">
      <style:text-properties fo:language="en" fo:country="US" officeooo:rsid="0064b63a" officeooo:paragraph-rsid="00a8fcd1"/>
    </style:style>
    <style:style style:name="P31" style:family="paragraph" style:parent-style-name="Text_20_body">
      <style:text-properties fo:language="en" fo:country="US" officeooo:rsid="006b7074" officeooo:paragraph-rsid="006b7074"/>
    </style:style>
    <style:style style:name="P32" style:family="paragraph" style:parent-style-name="Text_20_body">
      <style:text-properties fo:language="en" fo:country="US" officeooo:rsid="00a80cb2" officeooo:paragraph-rsid="00a80cb2"/>
    </style:style>
    <style:style style:name="P33" style:family="paragraph" style:parent-style-name="Text_20_body">
      <style:text-properties fo:language="en" fo:country="US" officeooo:rsid="005cc1f3" officeooo:paragraph-rsid="00a8d44d"/>
    </style:style>
    <style:style style:name="P34" style:family="paragraph" style:parent-style-name="Text_20_body">
      <style:text-properties fo:language="en" fo:country="US" officeooo:rsid="00a93090" officeooo:paragraph-rsid="00a93090"/>
    </style:style>
    <style:style style:name="P35" style:family="paragraph" style:parent-style-name="Text_20_body">
      <style:text-properties officeooo:paragraph-rsid="00a518b9"/>
    </style:style>
    <style:style style:name="P36" style:family="paragraph" style:parent-style-name="Text_20_body" style:list-style-name="L6">
      <style:text-properties officeooo:paragraph-rsid="00a518b9"/>
    </style:style>
    <style:style style:name="P37" style:family="paragraph" style:parent-style-name="Text_20_body" style:list-style-name="L7">
      <style:text-properties officeooo:paragraph-rsid="00a518b9"/>
    </style:style>
    <style:style style:name="P38" style:family="paragraph" style:parent-style-name="Text_20_body" style:list-style-name="L5">
      <style:text-properties officeooo:rsid="00a86c15" officeooo:paragraph-rsid="00a86c15"/>
    </style:style>
    <style:style style:name="P39" style:family="paragraph" style:parent-style-name="Heading_20_1" style:master-page-name="First_20_Page">
      <style:paragraph-properties style:page-number="auto"/>
      <style:text-properties fo:language="en" fo:country="US"/>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7f584d"/>
    </style:style>
    <style:style style:name="T4" style:family="text">
      <style:text-properties officeooo:rsid="0047316b"/>
    </style:style>
    <style:style style:name="T5" style:family="text">
      <style:text-properties fo:language="en" fo:country="US"/>
    </style:style>
    <style:style style:name="T6" style:family="text">
      <style:text-properties fo:language="en" fo:country="US" officeooo:rsid="008371f5"/>
    </style:style>
    <style:style style:name="T7" style:family="text">
      <style:text-properties fo:language="en" fo:country="US" officeooo:rsid="008d6157"/>
    </style:style>
    <style:style style:name="T8" style:family="text">
      <style:text-properties officeooo:rsid="007fe324"/>
    </style:style>
    <style:style style:name="T9" style:family="text">
      <style:text-properties officeooo:rsid="008371f5"/>
    </style:style>
    <style:style style:name="T10" style:family="text">
      <style:text-properties officeooo:rsid="008fa2eb"/>
    </style:style>
    <style:style style:name="T11" style:family="text">
      <style:text-properties officeooo:rsid="00a44cb1"/>
    </style:style>
    <style:style style:name="T12" style:family="text">
      <style:text-properties officeooo:rsid="00a518b9"/>
    </style:style>
    <style:style style:name="T13" style:family="text">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officeooo:rsid="00a8fcd1"/>
    </style:style>
    <style:style style:name="T15" style:family="text">
      <style:text-properties officeooo:rsid="00a93090"/>
    </style:style>
    <style:style style:name="T16"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oject name <office:annotation><dc:creator>Unknown Author</dc:creator><dc:date>2015-04-01T13:40:11</dc:date><text:p text:style-name="P40"><text:span text:style-name="T16">Unique identifier name, specific to this pitch</text:span></text:p></office:annotation></text:p>
      <text:p text:style-name="P31">Canadian Office Project Manager - <text:span text:style-name="T10">2018</text:span></text:p>
      <text:p text:style-name="P10">Fellow<text:span text:style-name="T4">(s)</text:span></text:p>
      <text:p text:style-name="P14">Tarek Loubani</text:p>
      <text:p text:style-name="P11">Date</text:p>
      <text:p text:style-name="P27">August 28, 2019</text:p>
      <text:p text:style-name="P12">Project description</text:p>
      <text:p text:style-name="Text_20_body">To provide a project manager who will manage the administrative and financial tasks of the team.</text:p>
      <text:p text:style-name="Heading_20_1">General report-back</text:p>
      <text:p text:style-name="Text_20_body">Carrie Wakem was hired for the position of project manager. Her work spanned several other informal roles, including accounting, administrative, and community management. During the first year, she was able to <text:span text:style-name="T8">orient herself with the project and contributed tremendously to the progress of the Glia team.</text:span></text:p>
      <text:p text:style-name="Text_20_body">During <text:span text:style-name="T11">her </text:span>second year <text:span text:style-name="T11">in </text:span>the Project Manager role, <text:span text:style-name="T11">Carrie Wakem </text:span>continued maintaining the project’s task boards, communication tools, project financials, meeting minutes, <text:span text:style-name="T11">and other administrative tools</text:span>. <text:span text:style-name="T11">During this year, Carrie emerged as a </text:span>leader <text:span text:style-name="T11">in the project, beginning her transition from an administrator to a manager and leader. She started</text:span> provid<text:span text:style-name="T11">ing</text:span> <text:span text:style-name="T11">leadership and </text:span>support to our remote office. <text:span text:style-name="T11">On the</text:span> technical side of the project, <text:span text:style-name="T11">Carrie was involved </text:span>in device development and stethoscope production, <text:span text:style-name="T11">leading </text:span>technical <text:span text:style-name="T11">(3D printing) </text:span>workshops. <text:span text:style-name="T11">She also transitioned into the Community and Relationship Management</text:span> <text:span text:style-name="T11">roles.</text:span></text:p>
      <text:p text:style-name="P24">Deliverables achieved</text:p>
      <text:p text:style-name="P35">The following deliverables continued to be achieved:</text:p>
      <text:list xml:id="list3096791316" text:style-name="L6">
        <text:list-item>
          <text:p text:style-name="P36">Annual tax filings (in collaboration with accountant)</text:p>
        </text:list-item>
        <text:list-item>
          <text:p text:style-name="P36">Annual Science Research and Experimental Development (SRED) filing with Canadian Revenue Agency (CRA) to facilitate tax incentive for salary paid to Tarek Loubani</text:p>
        </text:list-item>
        <text:list-item>
          <text:p text:style-name="P36">Twice-yearly report on activities and successes</text:p>
        </text:list-item>
        <text:list-item>
          <text:p text:style-name="P36">Rapid minutes for each meeting</text:p>
        </text:list-item>
        <text:list-item>
          <text:p text:style-name="P36">Management of kanban-style task board (e.g., with kanboard) of team's tasks</text:p>
        </text:list-item>
      </text:list>
      <text:p text:style-name="P35"/>
      <text:p text:style-name="P35"><text:span text:style-name="T12">New deliverables achieved:</text:span> </text:p>
      <text:list xml:id="list3639744689" text:style-name="L7">
        <text:list-item>
          <text:p text:style-name="P37">leadership role in remote offices </text:p>
        </text:list-item>
        <text:list-item>
          <text:p text:style-name="P37">contribution to device development</text:p>
        </text:list-item>
        <text:list-item>
          <text:p text:style-name="P37">learn technical components of 3D printing and production management and educate others in workshop setting</text:p>
        </text:list-item>
        <text:list-item>
          <text:p text:style-name="P37">overall team leadership</text:p>
        </text:list-item>
        <text:list-item>
          <text:p text:style-name="P37">successful community management</text:p>
        </text:list-item>
      </text:list>
      <text:p text:style-name="Heading_20_1">Deliverables not achieved</text:p>
      <text:p text:style-name="P26">A grant application that we aimed for Carrie to complete could not be completed due to time restrictions and a redirection of the project toward other forms of revenue generation.</text:p>
      <text:p text:style-name="P23"><text:span text:style-name="T5">Measures of succes</text:span><text:span text:style-name="T7">s</text:span></text:p>
      <text:p text:style-name="P21"><text:span text:style-name="T9">Did you see ch</text:span>anges in behaviour <text:span text:style-name="T9">that you </text:span>expect<text:span text:style-name="T9">ed</text:span> to see?</text:p>
      <text:list xml:id="list1187259952" text:style-name="L3">
        <text:list-item>
          <text:p text:style-name="P28">The group <text:span text:style-name="T9">was</text:span> able to work more cohesively and efficiently</text:p>
        </text:list-item>
        <text:list-item>
          <text:p text:style-name="P29">The PM <text:span text:style-name="T9">was</text:span> able to more quickly identify blocking issues and barriers to progress in the overall projects. <text:span text:style-name="T9">While this was a huge improvement in the project's overall progress, it could have been optimized further – and it was in future </text:span></text:p>
        </text:list-item>
        <text:list-item>
          <text:p text:style-name="P29"><text:span text:style-name="T9">Financial reports and tax filings were completed easily and on time for this project year. Maintaining this was essential to the health of the project.</text:span></text:p>
        </text:list-item>
        <text:list-item>
          <text:p text:style-name="P29">Better maintained administrative life</text:p>
        </text:list-item>
      </text:list>
      <text:p text:style-name="P21"><text:span text:style-name="T9">Did you see changes in behaviour that you would have liked to see</text:span>?</text:p>
      <text:p text:style-name="P32">NA</text:p>
      <text:p text:style-name="P22"><text:span text:style-name="T9">Did you see changes in behaviour that you would have loved to see</text:span>?</text:p>
      <text:list xml:id="list682122114" text:style-name="L5">
        <text:list-item>
          <text:p text:style-name="P38"><text:span text:style-name="T6">C</text:span><text:span text:style-name="T5">arrie stepping into the community management role and developing her leadership skills</text:span></text:p>
        </text:list-item>
      </text:list>
      <text:p text:style-name="P13">Budget</text:p>
      <table:table table:name="Table1" table:style-name="Table1" table:template-name="Tarek table">
        <table:table-column table:style-name="Table1.A"/>
        <table:table-column table:style-name="Table1.B"/>
        <table:table-column table:style-name="Table1.C"/>
        <table:table-row table:style-name="Table1.1">
          <table:table-cell table:style-name="Table1.A1" office:value-type="string">
            <text:p text:style-name="P18"/>
          </table:table-cell>
          <table:table-cell table:style-name="Table1.A1" office:value-type="string">
            <text:p text:style-name="P20">Canadian (CAD$)</text:p>
          </table:table-cell>
          <table:table-cell table:style-name="Table1.A1" office:value-type="string">
            <text:p text:style-name="P20">American (USD$)</text:p>
          </table:table-cell>
        </table:table-row>
        <table:table-row>
          <table:table-cell table:style-name="Table1.A2" office:value-type="string">
            <text:p text:style-name="P18">Approved <text:s/>budget</text:p>
          </table:table-cell>
          <table:table-cell table:style-name="Table1.A2" office:value-type="string">
            <text:p text:style-name="P19">55,000</text:p>
          </table:table-cell>
          <table:table-cell table:style-name="Table1.A2" office:value-type="string">
            <text:p text:style-name="P19">40,700.00</text:p>
          </table:table-cell>
        </table:table-row>
        <table:table-row>
          <table:table-cell table:style-name="Table1.A3" office:value-type="string">
            <text:p text:style-name="P18">Actual spend</text:p>
          </table:table-cell>
          <table:table-cell table:style-name="Table1.A3" office:value-type="string">
            <text:p text:style-name="P19">55,000</text:p>
          </table:table-cell>
          <table:table-cell table:style-name="Table1.A3" office:value-type="string">
            <text:p text:style-name="P19">42,327.37</text:p>
          </table:table-cell>
        </table:table-row>
        <table:table-row>
          <table:table-cell table:style-name="Table1.A4" office:value-type="string">
            <text:p text:style-name="P20">Difference</text:p>
          </table:table-cell>
          <table:table-cell table:style-name="Table1.A4" office:value-type="string">
            <text:p text:style-name="P25">0</text:p>
          </table:table-cell>
          <table:table-cell table:style-name="Table1.A4" office:value-type="string">
            <text:p text:style-name="P19">-1,627.37</text:p>
          </table:table-cell>
        </table:table-row>
      </table:table>
      <text:p text:style-name="P15"/>
      <text:p text:style-name="P33">Comparison and feedback: Overspend by $<text:span text:style-name="T13">1,627.37</text:span> was due to forex difference.</text:p>
      <text:p text:style-name="P10">Intellectual property outputs</text:p>
      <text:p text:style-name="P17">NA</text:p>
      <text:p text:style-name="P10">Learnings<office:annotation><dc:creator>Unknown Author</dc:creator><dc:date>2015-03-11T13:57:09</dc:date><text:p><text:span text:style-name="T16">What should you look out for?</text:span></text:p><text:p><text:span text:style-name="T16">What risks do you face in project implementation?</text:span></text:p><text:p><text:span text:style-name="T16">Risks for uptake?</text:span></text:p><text:p><text:span text:style-name="T16">Risks for exit/sustainability/viability?</text:span></text:p></office:annotation></text:p>
      <text:p text:style-name="P30">The role of the Project Manager went as planned for the <text:span text:style-name="T14">second</text:span> year. <text:span text:style-name="T14">T</text:span>he PM continued <text:span text:style-name="T14">in her</text:span> supportive role to our remote office. <text:span text:style-name="T14">She also facilitated the </text:span>project’s financials, calendar, task board and overall team communication.</text:p>
      <text:p text:style-name="P30"><text:span text:style-name="T14">The biggest learning of this year happened in transitioning Carrie from an administrative role to a leadership role. This involved trust between the project and Carrie, and taking on responsibilities that are not simply more work, but more leadership.</text:span></text:p>
      <text:p text:style-name="P34">This leadership will facilitate the breakdown of the role into other administrative and management roles as the project grows and attracts more people.</text:p>
      <text:p text:style-name="Heading_20_1">Exit/Sustainability/Viability</text:p>
      <text:p text:style-name="P16">The Project Manager is expected to continue on for another year.</text:p>
      <text:p text:style-name="Heading_20_1">Conclusion</text:p>
      <text:p text:style-name="P16"><text:span text:style-name="T15">T</text:span>he Project Manager has achieved all expectations <text:span text:style-name="T15">of</text:span> the role. It is expected that the PM will continue to grow in her role in the next few years. </text:p>
      <text:p text:style-name="Heading_20_1">Next steps</text:p>
      <text:p text:style-name="P16">Reinstate contract for Y<text:span text:style-name="T1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FreeSans1"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0"><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4</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0"><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MOU Template</dc:title>
    <meta:creation-date>2017-03-06T00:09:30.991933919</meta:creation-date>
    <dc:language>en-ZA</dc:language>
    <meta:editing-cycles>61</meta:editing-cycles>
    <meta:editing-duration>P1DT10H58M22S</meta:editing-duration>
    <meta:initial-creator>Tarek Loubani</meta:initial-creator>
    <dc:date>2019-09-16T06:47:44.790968078</dc:date>
    <dc:creator>Tarek Loubani</dc:creator>
    <meta:document-statistic meta:table-count="1" meta:image-count="3" meta:object-count="0" meta:page-count="1" meta:paragraph-count="65" meta:word-count="632" meta:character-count="4045" meta:non-whitespace-character-count="3486"/>
    <meta:user-defined meta:name="Info 1"/>
    <meta:user-defined meta:name="Info 2"/>
    <meta:user-defined meta:name="Info 3"/>
    <meta:user-defined meta:name="Info 4"/>
  </office:meta>
</office:document-meta>
</file>